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f80e" style:font-style-asian="normal" style:font-style-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0ef80e"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ec6c"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8f450"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4982" officeooo:paragraph-rsid="001b4982"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08f450"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8f897"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d61ec" officeooo:paragraph-rsid="001d61e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d61ec" officeooo:paragraph-rsid="0020b5ea"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8317c" officeooo:paragraph-rsid="0028317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675ab" officeooo:paragraph-rsid="002675ab"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color="#0000ff"/>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loext:graphic-properties draw:fill="solid" draw:fill-color="#eeeeee" draw:opacity="100%"/>
      <style:paragraph-properties fo:background-color="#eeeeee"/>
      <style:text-properties fo:language="ru" fo:country="RU"/>
    </style:style>
    <style:style style:name="P7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5" style:family="paragraph" style:parent-style-name="Text_20_body">
      <loext:graphic-properties draw:fill="solid" draw:fill-color="#eeeeee" draw:opacity="100%"/>
      <style:paragraph-properties fo:background-color="#eeeeee"/>
    </style:style>
    <style:style style:name="P76" style:family="paragraph" style:parent-style-name="First_20_line_20_indent">
      <loext:graphic-properties draw:fill="solid" draw:fill-color="#eeeeee" draw:opacity="100%"/>
      <style:paragraph-properties fo:background-color="#eeeeee"/>
      <style:text-properties fo:language="ru" fo:country="RU"/>
    </style:style>
    <style:style style:name="P7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8" style:family="paragraph" style:parent-style-name="Text_20_body">
      <style:paragraph-properties fo:margin-left="0in" fo:margin-right="0in" fo:text-align="justify" style:justify-single-word="false" fo:text-indent="0in" style:auto-text-indent="false"/>
    </style:style>
    <style:style style:name="P79" style:family="paragraph" style:parent-style-name="Text_20_body">
      <style:paragraph-properties fo:margin-left="0in" fo:margin-right="0in" fo:text-align="justify" style:justify-single-word="false" fo:text-indent="0in" style:auto-text-indent="false"/>
      <style:text-properties fo:color="#800000"/>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fo:language="ru" fo:country="RU" officeooo:paragraph-rsid="001011d5"/>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1">
      <style:paragraph-properties fo:text-align="justify" style:justify-single-word="false"/>
      <style:text-properties fo:language="ru" fo:country="RU"/>
    </style:style>
    <style:style style:name="P101" style:family="paragraph" style:parent-style-name="Text_20_body" style:list-style-name="L2">
      <style:paragraph-properties fo:text-align="justify" style:justify-single-word="false"/>
      <style:text-properties fo:language="ru" fo:country="RU"/>
    </style:style>
    <style:style style:name="P102" style:family="paragraph" style:parent-style-name="Text_20_body" style:list-style-name="L3">
      <style:text-properties fo:language="ru" fo:country="RU"/>
    </style:style>
    <style:style style:name="P10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c62b3" officeooo:paragraph-rsid="003c62b3" style:font-style-asian="italic" style:font-style-complex="italic"/>
    </style:style>
    <style:style style:name="P10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Heading_20_1">
      <loext:graphic-properties draw:fill="solid" draw:fill-color="#eeeeee" draw:opacity="100%"/>
      <style:paragraph-properties fo:background-color="#eeeeee"/>
    </style:style>
    <style:style style:name="P110" style:family="paragraph" style:parent-style-name="Heading_20_1">
      <style:paragraph-properties fo:margin-left="0in" fo:margin-right="0in" fo:text-align="center" style:justify-single-word="false" fo:text-indent="0.1965in" style:auto-text-indent="false"/>
    </style:style>
    <style:style style:name="P111" style:family="paragraph" style:parent-style-name="Heading_20_2">
      <loext:graphic-properties draw:fill="solid" draw:fill-color="#eeeeee" draw:opacity="100%"/>
      <style:paragraph-properties fo:background-color="#eeeeee"/>
    </style:style>
    <style:style style:name="P112" style:family="paragraph" style:parent-style-name="Heading_20_2">
      <loext:graphic-properties draw:fill="solid" draw:fill-color="#eeeeee" draw:opacity="100%"/>
      <style:paragraph-properties fo:background-color="#eeeeee"/>
      <style:text-properties fo:language="ru" fo:country="RU"/>
    </style:style>
    <style:style style:name="P11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f9632"/>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officeooo:rsid="00078029"/>
    </style:style>
    <style:style style:name="T9" style:family="text">
      <style:text-properties fo:language="en" fo:country="US" officeooo:rsid="001277f5"/>
    </style:style>
    <style:style style:name="T10" style:family="text">
      <style:text-properties fo:language="en" fo:country="US" officeooo:rsid="001d4db0"/>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en" fo:country="US"/>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fo:background-color="transparent" loext:char-shading-value="0"/>
    </style:style>
    <style:style style:name="T24" style:family="text">
      <style:text-properties style:text-position="super 58%"/>
    </style:style>
    <style:style style:name="T25" style:family="text">
      <style:text-properties fo:color="#c5000b"/>
    </style:style>
    <style:style style:name="T26" style:family="text">
      <style:text-properties fo:language="fr" fo:country="FR"/>
    </style:style>
    <style:style style:name="T27" style:family="text">
      <style:text-properties fo:color="#0000ff"/>
    </style:style>
    <style:style style:name="T28" style:family="text">
      <style:text-properties officeooo:rsid="0009ce6b"/>
    </style:style>
    <style:style style:name="T29" style:family="text">
      <style:text-properties officeooo:rsid="000f9632"/>
    </style:style>
    <style:style style:name="T30" style:family="text">
      <style:text-properties officeooo:rsid="0015ec6c"/>
    </style:style>
    <style:style style:name="T31" style:family="text">
      <style:text-properties officeooo:rsid="0020b5ea"/>
    </style:style>
    <style:style style:name="T32" style:family="text">
      <style:text-properties officeooo:rsid="0010ead4"/>
    </style:style>
    <style:style style:name="T33" style:family="text">
      <style:text-properties officeooo:rsid="001d4db0"/>
    </style:style>
    <style:style style:name="T34" style:family="text">
      <style:text-properties officeooo:rsid="0023e1e9"/>
    </style:style>
    <style:style style:name="T35" style:family="text">
      <style:text-properties officeooo:rsid="0025fb7f"/>
    </style:style>
    <style:style style:name="T36" style:family="text">
      <style:text-properties officeooo:rsid="0027df9a"/>
    </style:style>
    <style:style style:name="T37" style:family="text">
      <style:text-properties officeooo:rsid="0028317c"/>
    </style:style>
    <style:style style:name="T38" style:family="text">
      <style:text-properties officeooo:rsid="002e1168"/>
    </style:style>
    <style:style style:name="T39" style:family="text">
      <style:text-properties officeooo:rsid="00334d43"/>
    </style:style>
    <style:style style:name="T40" style:family="text">
      <style:text-properties officeooo:rsid="00370970"/>
    </style:style>
    <style:style style:name="T41" style:family="text">
      <style:text-properties officeooo:rsid="00378c5e"/>
    </style:style>
    <style:style style:name="T42" style:family="text">
      <style:text-properties officeooo:rsid="00397056"/>
    </style:style>
    <style:style style:name="T43" style:family="text">
      <style:text-properties officeooo:rsid="003dba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19294035199028832" text:style-name="L1">
        <text:list-item>
          <text:p text:style-name="P99">добавить детектив <text:span text:style-name="T1">(реализовано)</text:span>+ магические уроки/трактаты Старсвирла</text:p>
        </text:list-item>
        <text:list-item>
          <text:p text:style-name="P100">Терра несколько раз пытается убить Макса (один раз — в аквапарке). Несколько раз Макса спасает Селестия (даёт приказы Нексусу)</text:p>
        </text:list-item>
        <text:list-item>
          <text:p text:style-name="P100">Книги:</text:p>
        </text:list-item>
      </text:list>
      <text:list xml:id="list3312967337603124288" text:style-name="L2">
        <text:list-item>
          <text:p text:style-name="P101">«Великие грифоны прошлого» - из канона (5<text:span text:style-name="T6">s8e)</text:span></text:p>
        </text:list-item>
        <text:list-item>
          <text:p text:style-name="P101">«Высшие заклинания в повседневном использовании: от песчинки до дворца»</text:p>
        </text:list-item>
        <text:list-item>
          <text:p text:style-name="P101">«Малоизвестные аспекты магии трансформаций»</text:p>
        </text:list-item>
        <text:list-item>
          <text:p text:style-name="P10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1">Дасти Вейфарер «Зебрианская культура, быт и фольклор»</text:p>
        </text:list-item>
        <text:list-item>
          <text:p text:style-name="P101">«Краткая история Эквестрии»</text:p>
        </text:list-item>
        <text:list-item>
          <text:p text:style-name="P101">«Шедевры архитектуры Эквестрии» с разделом о Кантерлотском Королевском Дворце</text:p>
        </text:list-item>
        <text:list-item>
          <text:p text:style-name="P101">«Великие дела и великие чары». Страница 893: …</text:p>
        </text:list-item>
        <text:list-item>
          <text:p text:style-name="P101">«Природа Проклятий» - обмен</text:p>
        </text:list-item>
        <text:list-item>
          <text:p text:style-name="P101">«Магия для Чайников» - обмен</text:p>
        </text:list-item>
        <text:list-item>
          <text:p text:style-name="P101">«Энциклопедия Арканум» - обмен</text:p>
        </text:list-item>
        <text:list-item>
          <text:p text:style-name="P101">«О Гейсах» - обмен</text:p>
        </text:list-item>
        <text:list-item>
          <text:p text:style-name="P101"><text:soft-page-break/>«Тайны Тайных Наук» - обмен</text:p>
        </text:list-item>
        <text:list-item>
          <text:p text:style-name="P101">«Основы Заклятий» - обмен</text:p>
        </text:list-item>
        <text:list-item>
          <text:p text:style-name="P10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63600440363064484" text:style-name="L3">
        <text:list-item>
          <text:p text:style-name="P10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2">Селестия — переменчивая пони. В одно время не строгая, а в другое может быть такой, что страшно становится</text:p>
        </text:list-item>
        <text:list-item>
          <text:p text:style-name="P10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2">Около 820-ти лет назад будущий маг Лайтнинг Стар поступил на обучение к наставнику Тииспоту</text:p>
        </text:list-item>
        <text:list-item>
          <text:p text:style-name="P10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2">У Селестии грива и хвост развеваются и переливаются от магического шампуня</text:p>
        </text:list-item>
        <text:list-item>
          <text:p text:style-name="P102">Тело Селестии очень крепкое — может выдержать несколько тонн земли</text:p>
        </text:list-item>
        <text:list-item>
          <text:p text:style-name="P102">Дискорд намного старше принцесс, его магия сильнее ихней на голову</text:p>
        </text:list-item>
        <text:list-item>
          <text:p text:style-name="P102">Луна младше Селестии на 3 года. Сёстрам около 5000 лет. По другим данным, Селестии около 2500 лет.</text:p>
        </text:list-item>
        <text:list-item>
          <text:p text:style-name="P102">Принцессы начали войну с Дискордом в возрасте, когда им было около 700 лет — и продолжалась война почти сто лет</text:p>
        </text:list-item>
        <text:list-item>
          <text:p text:style-name="P102">Самый главный враг сестёр и Дискорда — скука</text:p>
        </text:list-item>
        <text:list-item>
          <text:p text:style-name="P102">В Эквестрии на одного жеребца приходится четыре - пять кобыл</text:p>
        </text:list-item>
        <text:list-item>
          <text:p text:style-name="P10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2">Селестия в первые полторы тысячи лет путешествовала — и заварила несколько войн (две — с Эквестрией, в одной была против Луны)</text:p>
        </text:list-item>
        <text:list-item>
          <text:p text:style-name="P102">Настоящий цвет гривы Селестии — клубнично-розовая. Радужный цвет гривы и хвоста поддерживается магией</text:p>
        </text:list-item>
        <text:list-item>
          <text:p text:style-name="P102">Кроме Дискорда, старше сестёр ещё старейшина драконов</text:p>
        </text:list-item>
        <text:list-item>
          <text:p text:style-name="P102"><text:soft-page-break/>Кэйденс не прожила и 60-ти лет и является низкорожденной</text:p>
        </text:list-item>
        <text:list-item>
          <text:p text:style-name="P10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02">Народ тихо фигел от нововведений и с ещё большим ожесточением продолжал делать по-своему</text:p>
        </text:list-item>
        <text:list-item>
          <text:p text:style-name="P10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2">Когда пони женятся, они обмениваются ножными браслетами</text:p>
        </text:list-item>
        <text:list-item>
          <text:p text:style-name="P102">Светилами, кроме сестёр, могут управлять единороги (группы), Дискорд, Твайлайт и Старсвирл</text:p>
        </text:list-item>
        <text:list-item>
          <text:p text:style-name="P102">Королева Кризалис — правительница Зелёной Долины</text:p>
        </text:list-item>
        <text:list-item>
          <text:p text:style-name="P102">Мать Луны и Селестии — аликорн Лорен. Мать Дискорда — Алиса (пони-человек)</text:p>
        </text:list-item>
        <text:list-item>
          <text:p text:style-name="P10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text:soft-page-break/>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text:span><text:soft-page-break/><text:span text:style-name="T1">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4"><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6">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0"><text:span text:style-name="T6">&gt;\</text:span>Привет, Нексус. Это Макс.</text:p>
      <text:p text:style-name="P50"><text:span text:style-name="T6">&lt;\</text:span>Привет Макс. <text:span text:style-name="T1">Рад тебя видеть. Где ты отсутствовал три дня?</text:span></text:p>
      <text:p text:style-name="P50"><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text:soft-page-break/></text:p>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0"><text:span text:style-name="T6">&gt;\</text:span>Как называется наш проект?</text:p>
      <text:p text:style-name="P50"><text:span text:style-name="T6">&lt;\</text:span>Дайсон.</text:p>
      <text:p text:style-name="P50"><text:span text:style-name="T6">&gt;\</text:span>Сколько тебе лет?</text:p>
      <text:p text:style-name="P50"><text:span text:style-name="T6">&lt;\</text:span>Два года с начала запуска кластера.</text:p>
      <text:p text:style-name="P50"><text:span text:style-name="T6">&gt;\</text:span>Какой сейчас год?</text:p>
      <text:p text:style-name="P50"><text:span text:style-name="T6">&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0"><text:span text:style-name="T6">&gt;\</text:span>Нексус, отключи память <text:span text:style-name="T1">заданий</text:span> за последнюю неделю.</text:p>
      <text:p text:style-name="P50"><text:span text:style-name="T6">&lt;\</text:span>Выполнено.</text:p>
      <text:p text:style-name="P50"><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6">&lt;\</text:span><text:span text:style-name="T1">Тебя понял. Читаю задачу...</text:span></text:p>
      <text:p text:style-name="P5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6">&lt;\</text:span><text:span text:style-name="T1">Выполняю задачу</text:span>...</text:p>
      <text:p text:style-name="P51"><text:span text:style-name="T6">&lt;\</text:span>...</text:p>
      <text:p text:style-name="P51"><text:span text:style-name="T6">&lt;\</text:span>Решение:</text:p>
      <text:p text:style-name="P5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50"><text:span text:style-name="T6">&gt;</text:span>\Нексус, почему ты используешь жёсткие настройки <text:span text:style-name="T1">для решения задачи</text:span>?</text:p>
      <text:p text:style-name="P50"><text:span text:style-name="T6">&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50"><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3">Ага, уже теплее.</text:p>
      <text:p text:style-name="P33"/>
      <text:p text:style-name="P50"><text:span text:style-name="T6">&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6">–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text:soft-page-break/>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6">.</text:span></text:p>
      <text:p text:style-name="P56">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80">***</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text:span><text:span text:style-name="T5">это время</text:span><text:span text:style-name="T1">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16">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3">ворил </text:span><text:span text:style-name="T2">—</text:span><text:span text:style-name="T2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text:span text:style-name="T29">перекидываясь картишками и </text:span><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3">А у нас получается... </text:span><text:span text:style-name="T2">–</text:span><text:span text:style-name="T23">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3">Музыка быстрая, тревожная, надорваная и печальная (Pet Shop Boys “So Hard” ?)</text:p>
      <text:p text:style-name="P25"/>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3">, </text:span><text:span text:style-name="T2">а от снотворного таких глюков у меня ни разу не было</text:span><text:span text:style-name="T2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6">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7">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6">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text:span><text:soft-page-break/><text:span text:style-name="T1">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text:soft-page-break/>–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упер</text:span>…</text:p>
      <text:p text:style-name="P5"><text:span text:style-name="T6">&lt;</text:span><text:span text:style-name="T15">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6">Jack of Hearts</text:span><text:span text:style-name="T26"><text:note text:id="ftn7" text:note-class="footnote"><text:note-citation>7</text:note-citation><text:note-body><text:p text:style-name="Footnote"><text:bookmark text:name="result_box1"/><text:span text:style-name="T26">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2">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5">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text:soft-page-break/>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text:span text:style-name="T36">д</text:span> задней ос<text:span text:style-name="T36">ью</text:span>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text:soft-page-break/>–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text:span text:style-name="T41">было</text:span>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text:soft-page-break/>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text:soft-page-break/>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4">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4"/>
      <text:p text:style-name="P19">Глава IV. Пределы магии</text:p>
      <text:p text:style-name="P18"/>
      <text:p text:style-name="P19">Вашему покорному слуге известны четыре предела магии: </text:p>
      <text:list xml:id="list1992435573809689488" text:style-name="L4">
        <text:list-item>
          <text:p text:style-name="P10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3">Второй предел. На сём пределе мы в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3"><text:soft-page-break/>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89">– <text:span text:style-name="T1">Восемь</text:span>.</text:p><text:p text:style-name="P89">–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2"><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5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text:soft-page-break/>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text:soft-page-break/>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1">магические заготовки для летающих колесниц</text:span><text:span text:style-name="T15">&gt;</text:span>. Но дворцовым бюрократам необязательно ж знать, КАК я их уничтожаю, хе-хе! Некоторые из &lt;<text:span text:style-name="T11">платформ</text:span><text:span text:style-name="T15">&gt; </text:span>уничтожаются путём повышенного износа, будучи частью экспериментальных колесниц! “Лорен” я сделал на базе &lt;<text:span text:style-name="T11">платформы</text:span><text:span text:style-name="T15">&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1">И никто ж не догадывался, что она может летать! Её Высочество, разумеется, догадывались, но только посмеивались втихомолку</text:span><text:span text:style-name="T15">.</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oft-page-break/>Библиотека</text:h>
      <text:p text:style-name="P17">&lt;<text:span text:style-name="T27">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text:span><text:span text:style-name="T9">поморщился</text:span><text:span text:style-name="T6">. – Хотя, если посмотреть на некоторых </text:span><text:span text:style-name="T10">напыщеных</text:span><text:span text:style-name="T6"> фокусников при королевском дворе, то иной раз задумаешься, что важнее? Везде, блин, одно и то же!</text:span></text:p></text:note-body></text:note></text:p>
      <text:p text:style-name="P54"/>
      <text:p text:style-name="P35">На книгу упала тень.</text:p>
      <text:p text:style-name="P36">– Эй, нельзя ли не заслоня<text:span text:style-name="T42">ть </text:span>…</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text:span text:style-name="T28">Но кто меня спрашивает?</text:span></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text:soft-page-break/>–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7">–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6">– </text:span>Не забывай, человек, я — могущественный маг и правитель Эквестрии. Ко мне нужно относиться с должным уважением!</text:p>
      <text:p text:style-name="P38"><text:span text:style-name="T6">– </text:span>А то что? Превратишь в жабу? Сошлёшь на Луну? Убьёшь нахер?</text:p>
      <text:p text:style-name="P38">Аликорница сникла. Уши её опустились.</text:p>
      <text:p text:style-name="P38"><text:span text:style-name="T6">– </text:span>Макс, не надо... Ты же знаешь, я этого не сделаю.</text:p>
      <text:p text:style-name="P38"><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8"><text:span text:style-name="T6">Аликорница уселась н</text:span>а пол <text:span text:style-name="T6">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1"><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text:span text:style-name="T30">он меня нервирует</text:span><text:span text:style-name="T6">. Или погоди, я сам вытащу…</text:span></text:p>
      <text:p text:style-name="P38"><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6">– </text:span>Вот, читай отсюда. <text:span text:style-name="T6">– </text:span><text:span text:style-name="T8">а</text:span>ликорница подчеркнула абзац копытом.</text:p>
      <text:p text:style-name="P42"/>
      <text:p text:style-name="P44">***</text:p>
      <text:p text:style-name="P44"/>
      <text:p text:style-name="P45">«<text:span text:style-name="T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span></text:p>
      <text:p text:style-name="P46"><text:span text:style-name="T33">П</text:span>о известным мне одному причинам я обладаю куда большими способностями изменять известную вам, мои маленькие пони, реальность, чем есть у среднего единорога или даже у приличного мага. Эта <text:soft-page-break/>способность позволила мне <text:span text:style-name="T35">на склоне лет </text:span>узреть истинную суть мира, который мы называем своим домом.</text:p>
      <text:p text:style-name="P47"><text:span text:style-name="T34">Постигнутое </text:span>откровение безмерно <text:span text:style-name="T37">п</text:span>ечали<text:span text:style-name="T37">т</text:span> меня. Ибо грядут ужасные времена, когда будут исчезать пони, города приходить в запустение, магия будет уходить из мира, а сам мир будет превращаться в Ничто. <text:span text:style-name="T31">Никто — даже самые могущественные маги — не смогут исправить положение, ибо причина всех несчастий кроется в устройстве мира, которое не по силам исправить никому из живущих тут.</text:span></text:p>
      <text:p text:style-name="P104">Но величайшая справедливость нашего юниверсума заключается в том, что не существует безвыходных положений. <text:span text:style-name="T43">Всегда есть надежда.</text:span></text:p>
      <text:p text:style-name="P48"><text:span text:style-name="T43">Подобно утлой лодочке в сильную бурю, может пройти наш мир сквозь бездну небытия в тихую гавань процветания, ведомый проводником. Его я буду называть Валетом Червей, так как увидел я его во время прикупа, когда пришёл мне оный Валет...</text:span></text:p>
      <text:p text:style-name="P45">»</text:p>
      <text:p text:style-name="P45"/>
      <text:p text:style-name="P49">&lt;Сон Макса — он в Эквусе будущего — с исчезнувшей магией, вым<text:span text:style-name="T39">ирающей</text:span> флорой и фауной, <text:span text:style-name="T39">с теряющими разум пони</text:span>, огромными провалами. Селестия <text:span text:style-name="T38">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text:span>. Луна <text:span text:style-name="T39">похожа на худую клячу</text:span>. У Макса разговор с Луной — она во сне понимает, что это сон и напутствует Макса&gt;</text:p>
      <text:p text:style-name="P43">&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8"/>
      <text:p text:style-name="P4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9"/>
      <text:p text:style-name="P39">&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text:soft-page-break/>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6">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5">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text:soft-page-break/>&lt;<text:span text:style-name="T16">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5"> - А почему ты смеялась, когда я обблевал тебе копыто?</text:span></text:p>
      <text:p text:style-name="P14"><text:span text:style-name="T15">-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6">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6">???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6">&lt;</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11" text:outline-level="2">Рассказ Селестии <text:span text:style-name="T15">(“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6">...</text:span><text:span text:style-name="T6">&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2"><text:span text:style-name="T6">–</text:span> Да, Ваше Высочество, <text:span text:style-name="T6">–</text:span> гонец потупил взгляд, глаза его забегали, <text:span text:style-name="T6">–</text:span> по состоянию здоровья.</text:p>
      <text:p text:style-name="P2"><text:span text:style-name="T6">–</text:span> Какая болезнь посетила Клаудсдейл, что целых два крыла жеребят пропустили экзамены?</text:p>
      <text:p text:style-name="P2"><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2"><text:span text:style-name="T6">–</text:span> Сами <text:span text:style-name="T6">—</text:span> что? <text:span text:style-name="T6">–</text:span> Я постепенно начала понимать причину смущения гонца.</text:p>
      <text:p text:style-name="P2"><text:span text:style-name="T6">–</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6">–</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2"><text:span text:style-name="T6">–</text:span> А где восьмой? <text:span text:style-name="T6">–</text:span> удивилась я. <text:span text:style-name="T6">–</text:span> Мне сказали, вас было восемь. Восемь отказавшихся летать.</text:p>
      <text:p text:style-name="P2"><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2"><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oft-page-break/><text:span text:style-name="T1">–</text:span> Никто. Просто знаю. <text:span text:style-name="T1">–</text:span> Старший жеребёнок упрямо уставился в пол.</text:p>
      <text:p text:style-name="P2"><text:span text:style-name="T6">–</text:span> И я.</text:p>
      <text:p text:style-name="P2"><text:span text:style-name="T6">–</text:span> И я тоже.</text:p>
      <text:p text:style-name="P2"><text:span text:style-name="T6">–</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1"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text:soft-page-break/>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111" text:outline-level="2">Рейд пони-рэйнджеров</text:h>
      <text:p text:style-name="P2"/>
      <text:p text:style-name="P26">(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4">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6">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text:soft-page-break/>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5">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oft-page-break/><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5">???</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11"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text:soft-page-break/>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5">гидрорысью</text:span><text:span text:style-name="T6">&gt;</text:span> и нападением <text:span text:style-name="T6">&lt;</text:span><text:span text:style-name="T15">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5">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oft-page-break/><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oft-page-break/><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oft-page-break/><text:span text:style-name="T6">&lt;</text:span><text:span text:style-name="T15">34 - утерянная глава </text:span><text:span text:style-name="T6">&gt;</text:span></text:p>
      <text:p text:style-name="P2"><text:span text:style-name="T6">&lt;</text:span><text:span text:style-name="T15">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1" text:outline-level="2">В библиотеке замка Селестии</text:h>
      <text:p text:style-name="P75"/>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5">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5">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5">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text:soft-page-break/>Наконец двери зала для приёмов растворились, и оттуда вышел потерянного вида пегас.<text:span text:style-name="T6">&lt;</text:span><text:span text:style-name="T16">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6">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1">– Говорят, по Мэйнхеттену носятся стаи алмазных псов. Они <text:span text:style-name="T6">&lt;</text:span>в ужасе<text:span text:style-name="T6">&gt;</text:span> повылазили из своих пещер <text:soft-page-break/>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1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text:soft-page-break/>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6">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6">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oft-page-break/><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oft-page-break/><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1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text:soft-page-break/>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oft-page-break/><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1" text:outline-level="2">Первый сеанс двойного сна. Рэрити</text:h>
      <text:p text:style-name="P2"/>
      <text:p text:style-name="P2"><text:span text:style-name="T6">&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15">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1" text:outline-level="2">Сон Макса</text:h>
      <text:p text:style-name="P75"/>
      <text:p text:style-name="P2"><text:soft-page-break/><text:span text:style-name="T6">&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5">Эгрегор Эквестрии </text:span><text:span text:style-name="T17">—</text:span><text:span text:style-name="T15"> Селестия </text:span><text:span text:style-name="T17">—</text:span><text:span text:style-name="T15">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2"><text:span text:style-name="T6">&lt;</text:span><text:span text:style-name="T15">Как возникли пегасы и единороги.</text:span></text:p>
      <text:p text:style-name="P2"><text:span text:style-name="T15">Пони для мирного сосуществования с соседями вступали в межвидовые браки (не только правители, а и целые племена). Единороги </text:span><text:span text:style-name="T16">—</text:span><text:span text:style-name="T15"> гибриды земнопони и истинных единорогов (с раздвоенными копытами и хвостом с кисточкой). Пегасы </text:span><text:span text:style-name="T16">—</text:span><text:span text:style-name="T15"> гибриды земнопони и грифонов (гены пегасов </text:span><text:span text:style-name="T16">—</text:span><text:span text:style-name="T15"> слабые, потому они редко женятся на других пони).</text:span><text:span text:style-name="T6">&gt;</text:span></text:p>
      <text:p text:style-name="P2"/>
      <text:p text:style-name="P2"><text:span text:style-name="T6">–</text:span> Я первая предложила! <text:span text:style-name="T6">–</text:span> возмутилась Пинки.</text:p>
      <text:p text:style-name="P2"><text:soft-page-break/><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6">&gt;</text:span></text:p>
      <text:p text:style-name="P2"/>
      <text:h text:style-name="P111"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5">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oft-page-break/><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5">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5"> Пинки? </text:span><text:span text:style-name="T17">–</text:span><text:span text:style-name="T15"> Дэш сморщила нос. </text:span><text:span text:style-name="T17">–</text:span><text:span text:style-name="T15"> Я скажу ей, чтоб больше не </text:span><text:span text:style-name="T17">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5">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oft-page-break/><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5">Аликорны </text:span><text:span text:style-name="T17">—</text:span><text:span text:style-name="T15"> элементали. Они воплощают в себе какую-либо сторону чаяний и настроений сообщества пони. Анакорн </text:span><text:span text:style-name="T17">—</text:span><text:span text:style-name="T15">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7">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5">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1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5">Вкратце суть сна Рэрити.</text:span></text:p>
      <text:p text:style-name="P2"><text:soft-page-break/><text:span text:style-name="T15">Она проснулась в мире Терры веб-дизайнером. И мир Эквестрии ей только снился </text:span><text:span text:style-name="T17">—</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7">—</text:span><text:span text:style-name="T15"> Селестия. Рэрити </text:span><text:span text:style-name="T17">—</text:span><text:span text:style-name="T15"> без очереди (у неё </text:span><text:span text:style-name="T17">—</text:span><text:span text:style-name="T15"> билет-пропуск от Индрэ).</text:span></text:p>
      <text:p text:style-name="P2"><text:span text:style-name="T15">Рэрити проснулась парнем, т.к. в Эквестрии </text:span><text:span text:style-name="T17">—</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5">Влад рассказывает Максу о своём сне </text:span><text:span text:style-name="T17">—</text:span><text:span text:style-name="T15">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oft-page-break/>(<text:span text:style-name="T6">&lt;</text:span><text:span text:style-name="T15">согласовать с тем, что говорил Анакорн о Р/Д</text:span><text:span text:style-name="T6">&gt;</text:span>). </text:p>
      <text:p text:style-name="P2">Об этом Эгрегоре пишется в книге <text:span text:style-name="T6">&lt;</text:span><text:span text:style-name="T15">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5">обоснование сна для Р/Д. РД видит несколько вариантов историй с Mane6 </text:span><text:span text:style-name="T17">—</text:span><text:span text:style-name="T15"> и с собой + Леро </text:span><text:span text:style-name="T17">—</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5">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5">Кто следующий готов рассказывать?</text:span></text:p>
      <text:p text:style-name="P28">Пинки дёрнулась на месте, но промолчала.</text:p>
      <text:p text:style-name="P2"><text:span text:style-name="T17">–</text:span><text:span text:style-name="T15"> Я расскажу, - шагнула вперёд радужная пегаска. </text:span><text:span text:style-name="T17">–</text:span><text:span text:style-name="T15"> Хотя вряд ли ты узнаешь что-то полезное. Там галиматья какая-то…</text:span><text:span text:style-name="T6">&gt;</text:span></text:p>
      <text:p text:style-name="P2"/>
      <text:p text:style-name="P2"><text:span text:style-name="T6">&lt;</text:span><text:span text:style-name="T15">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7">—</text:span><text:span text:style-name="T15"> в подпрограмме </text:span><text:soft-page-break/><text:span text:style-name="T15">“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5">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1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6">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17">–</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7">–</text:span><text:span text:style-name="T15"> Засмеялась Селестия. </text:span><text:span text:style-name="T17">–</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1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text:soft-page-break/>“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6">&gt;</text:span></text:p>
      <text:p text:style-name="P2"/>
      <text:h text:style-name="P11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6">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oft-page-break/><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5">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5">добавить сочувствия</text:span><text:span text:style-name="T6">&gt;</text:span>.</text:p>
      <text:p text:style-name="P2"/>
      <text:p text:style-name="P2"><text:span text:style-name="T6">&lt;</text:span><text:span text:style-name="T15">После этого случая Тавйлайт решает прекратить сеансы двойного сна. Сеанса с ЭйДжей и Флатти не будет</text:span><text:span text:style-name="T6">&gt;</text:span></text:p>
      <text:p text:style-name="P2"/>
      <text:h text:style-name="P111"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oft-page-break/><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6">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6">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text:soft-page-break/>пропаже и начнётся паника. И самое плохое <text:span text:style-name="T1">—</text:span> могут начаться трения с некоторыми недружелюбными соседями.</text:p>
      <text:p text:style-name="P2"/>
      <text:h text:style-name="P111" text:outline-level="2">Поиск решения</text:h>
      <text:p text:style-name="P75"/>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oft-page-break/><text:span text:style-name="T6">&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5"> Луна создаёт обратный коридор в срок.</text:span><text:span text:style-name="T6">&gt;</text:span></text:p>
      <text:p text:style-name="P2"/>
      <text:h text:style-name="P11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6">Дуглас </text:span><text:span text:style-name="T17">—</text:span><text:span text:style-name="T16"> </text:span><text:span text:style-name="T17">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5">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oft-page-break/><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5">двухмесячной</text:span><text:span text:style-name="T6">&gt;</text:span> давности осталось лишь направление движения.</text:p>
      <text:p text:style-name="P2">И опять, как <text:span text:style-name="T6">&lt;</text:span><text:span text:style-name="T15">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text:soft-page-break/>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text:soft-page-break/>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5">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oft-page-break/><text:span text:style-name="T6">&lt;</text:span><text:span text:style-name="T15">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1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text:soft-page-break/>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5">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1"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5">Не следует противопоставлять злу ещё большее зло - это только усилит его — </text:span><text:span text:style-name="T16">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5">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5">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5">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5">расширить</text:span><text:span text:style-name="T6">&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5">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5">пять</text:span><text:span text:style-name="T6">&gt;</text:span>длинную прореху в куртке, <text:span text:style-name="T6">&lt;</text:span><text:span text:style-name="T15">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5">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5">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5">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5">улучшить</text:span><text:span text:style-name="T6">&gt;</text:span>. А тот случай, когда мне пришлось зашивать тебе куртку после нападения убийц <text:span text:style-name="T6">&lt;</text:span><text:span text:style-name="T15">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1" text:outline-level="2">След?</text:h>
      <text:p text:style-name="P75"/>
      <text:p text:style-name="P2"><text:span text:style-name="T6">&lt;</text:span><text:span text:style-name="T15">сначала эпизод - проверка сумки в серверной</text:span><text:span text:style-name="T6">&gt;</text:span></text:p>
      <text:p text:style-name="P2"><text:span text:style-name="T6">&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5">“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5">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5">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5">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text:soft-page-break/>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1" text:outline-level="2">Озарение</text:h>
      <text:p text:style-name="P2"/>
      <text:p text:style-name="P2"><text:span text:style-name="T6">&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6">– </text:span>Ну хорошо. Убедила. В конце-концов, можем поступить так. Вы с Флатти вернётесь обратно а я продолжу поиски здесь.</text:p>
      <text:p text:style-name="P60"><text:soft-page-break/><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6">– </text:span>Вы можете связываться со мной раз в месяц по коридору.</text:p>
      <text:p text:style-name="P60"><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6">– </text:span>Конечно оставаться. Кто ещё, кроме нас, может найти её?</text:p>
      <text:p text:style-name="P60"><text:span text:style-name="T6">– </text:span>Я думал, ты не сможешь оставить Энджела и всех остальных надолго.</text:p>
      <text:p text:style-name="P60"><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6">– </text:span>Извини, Флаттершай, забылся.</text:p>
      <text:p text:style-name="P65"><text:span text:style-name="T6">– </text:span>Та ладно, я ж не против, – возразила Эпплджек. – Не парься, Флатти. Было б хуже, если б он <text:s/>назвал меня Эпплджек на людях.</text:p>
      <text:p text:style-name="P65"><text:span text:style-name="T6">– </text:span>Ты так... – запнулась Флаттершай. – Так быстро забыла свою ферму. И...</text:p>
      <text:p text:style-name="P65"><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6">– </text:span>Как ты можешь так говорить? – расплакалась Флаттершай.</text:p>
      <text:p text:style-name="P65"><text:span text:style-name="T6">– </text:span>Эй, девушки, не ссорьтесь! Мы — одна команда! И надеюсь, останемся ею и в дальнейшем. </text:p>
      <text:list xml:id="list4478970518851369135" text:style-name="L5">
        <text:list-header>
          <text:p text:style-name="P10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6">– </text:span>А если нет? – Эпплджек смотрела мне мне прямо в глаза.</text:p>
      <text:list xml:id="list192324416844404" text:continue-numbering="true" text:style-name="L5">
        <text:list-header>
          <text:p text:style-name="P105">Я молча пожал плечами. Эпплджек уверенно продолжила.</text:p>
        </text:list-header>
      </text:list>
      <text:p text:style-name="P65"><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6">– </text:span>Спасибо, ЭйДжей.</text:p>
      <text:p text:style-name="P65"><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323011256046" text:continue-numbering="true" text:style-name="L5">
        <text:list-header>
          <text:p text:style-name="P105">Флаттершай пробормотала нечто, показавшееся мне знакомым.</text:p>
        </text:list-header>
      </text:list>
      <text:p text:style-name="P65"><text:span text:style-name="T6">– </text:span>Флатти, ты что-то сказала? Я не расслышал.</text:p>
      <text:p text:style-name="P65"><text:soft-page-break/><text:span text:style-name="T6">– </text:span>Намерение Изменяет Реальность.</text:p>
      <text:p text:style-name="P65"><text:span text:style-name="T6">– </text:span>Эээ. А где ты слышала эту фразу, если не секрет?</text:p>
      <text:p text:style-name="P65"><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323542001917" text:continue-numbering="true" text:style-name="L5">
        <text:list-header>
          <text:p text:style-name="P105">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6">– </text:span>Флатти, ЭйДжей, буду через час. Ждите!</text:p>
      <text:p text:style-name="P60"/>
      <text:h text:style-name="P112" text:outline-level="2">Почти.</text:h>
      <text:p text:style-name="P73"/>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6">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
      <text:h text:style-name="P112" text:outline-level="2">Дискорд</text:h>
      <text:p text:style-name="P75"/>
      <text:p text:style-name="P73">Девушки поспешно собирались, пока я растолковывал им задачу.</text:p>
      <text:p text:style-name="P73"><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oft-page-break/><text:span text:style-name="T6">– </text:span>Это тот твой приятель, который разбился с полгода назад? – спросила Эпплджек.</text:p>
      <text:p text:style-name="P73"><text:span text:style-name="T6">– </text:span>Да, это он.</text:p>
      <text:p text:style-name="P73"><text:span text:style-name="T6">– </text:span>А как мы попадём в его квартиру? Там сейчас кто-то живёт? – Флаттершай прыгала на одной ноге, натягивая кед.</text:p>
      <text:p text:style-name="P73"><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5">Плохо написано!</text:span><text:span text:style-name="T6">&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6">– </text:span>Макс, что случилось? У нас проблемы?</text:p>
      <text:p text:style-name="P74"><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6">– </text:span>Так что, будем ломать дверь? – Эпплджек критически осмотрелась, подмечая бабулек на лавочке и зевак во внутреннем скверике.</text:p>
      <text:p text:style-name="P74"><text:span text:style-name="T6">– </text:span>Нет нужды. Лучше станьте-ка сзади меня так, чтобы заслонить от этих бабулек и от вооон той камеры наблюдения.</text:p>
      <text:list xml:id="list2954469616335857519" text:style-name="L6">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Раздался лёгкий «кряк» и дверь подалась.</text:p>
      <text:p text:style-name="P92"><text:span text:style-name="T6">–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oft-page-break/><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2"><text:span text:style-name="T6">– </text:span>Макс, тут окно разбито! И верёвка какая-то висит. – крикнула Флаттершай из кухни.</text:p>
      <text:p text:style-name="P92"><text:span text:style-name="T6">–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6">–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6">– </text:span>Оп-па! – пробормотала Эпплджек. – Нежданчик!</text:p>
      <text:p text:style-name="P92"><text:span text:style-name="T6">– </text:span>Ты, я вижу, времени не терял, – моя рука под прикрытием стола медленно тянулась к тяжёлой фарфоровой кружке, стоящей на краю.</text:p>
      <text:p text:style-name="P76"><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pan text:style-name="T6">– </text:span>А почему ты вообще решил искать нас тут? – спросила Эпплджек. – Приехал бы домой. Мы б тебя чаем напоили.</text:p>
      <text:p text:style-name="P76"><text:span text:style-name="T6">–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6"><text:span text:style-name="T6">– </text:span>С кем это вы тут разговариваете?</text:p>
      <text:list xml:id="list2612868360792694932" text:style-name="L7">
        <text:list-header>
          <text:p text:style-name="P11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6">– Жанна, Флатти, хватайте ноут и на выход! Я с ним разберусь! Не теряйте вре...!</text:p>
      <text:p text:style-name="P76">–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text:soft-page-break/></text:p>
      <text:h text:style-name="P111"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text:soft-page-break/>–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2">– Ффы, тьфу, пффф, пфу! <text:span text:style-name="T6">&lt;</text:span><text:span text:style-name="T15">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6">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86">– И что? – продолжила его мысль Эпплджек.</text:p>
      <text:p text:style-name="P86">– Эквестрийские <text:span text:style-name="T6">&lt;</text:span><text:span text:style-name="T15">три месяца</text:span><text:span text:style-name="T6">&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82"/>
      <text:h text:style-name="P111"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text:soft-page-break/>–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6">&lt;</text:span><text:span text:style-name="T15">полгода</text:span><text:span text:style-name="T6">&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6">–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6">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oft-page-break/><text:span text:style-name="T1">«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3">–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6">&lt;</text:span>упомянуть в эпизоде на Терре, что МЛП-сериал закрылся год назад<text:span text:style-name="T6">&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text:soft-page-break/>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6">&lt;</text:span><text:span text:style-name="T17">чёрт</text:span><text:span text:style-name="T6">&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6"><text:soft-page-break/></text:p>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6">–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6">– </text:span>Факн щит<text:note text:id="ftn11" text:note-class="footnote"><text:note-citation>11</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text:soft-page-break/>–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6">&lt;</text:span><text:span text:style-name="T15">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5">– Привет, Макс. – образ Селестии снова реял передо мной, как <text:span text:style-name="T6">&lt;</text:span><text:span text:style-name="T15">полгода</text:span><text:span text:style-name="T6">&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1456303678763352331" text:style-name="L8">
        <text:list-header>
          <text:p text:style-name="P107">(<text:span text:style-name="T19">Луна — как повелительница снов, слышала разговор Макса с Анакорном</text:span>)</text:p>
          <text:p text:style-name="P108"/>
        </text:list-header>
      </text:list>
      <text:p text:style-name="P83">***</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0"><text:soft-page-break/>Я опустил руку на шею Дэш и ощутил теплоту и лёгкое покалывание в пустоте.</text:p>
      <text:p text:style-name="P60"><text:span text:style-name="T6">–</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text:span text:style-name="T40">е</text:span>ё образ начал таять. <text:span text:style-name="T1">–</text:span> Да, я помню. Я всё ещё помню…</text:p>
      <text:p text:style-name="P60"/>
      <text:h text:style-name="P111" text:outline-level="2">Земля</text:h>
      <text:p text:style-name="P63">Музыкальная тема из бегущего по лезвию бритвы — <text:span text:style-name="T6">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
      <text:p text:style-name="P60"/>
      <text:p text:style-name="P6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6">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5">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0T19:23:22.365895974</dc:date>
    <meta:editing-duration>P39DT4H38M30S</meta:editing-duration>
    <meta:editing-cycles>1333</meta:editing-cycles>
    <meta:generator>LibreOffice/5.0.2.2$Linux_X86_64 LibreOffice_project/00m0$Build-2</meta:generator>
    <meta:document-statistic meta:table-count="0" meta:image-count="0" meta:object-count="0" meta:page-count="106" meta:paragraph-count="2197" meta:word-count="48301" meta:character-count="321716" meta:non-whitespace-character-count="273277"/>
  </office:meta>
</office:document-meta>
</file>